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 Prop" svg:font-family="'Latin Modern Mono Prop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8.55cm" fo:min-width="13.275cm"/>
    </style:style>
    <style:style style:name="gr2" style:family="graphic" style:parent-style-name="standard">
      <style:graphic-properties svg:stroke-color="#000000" draw:fill-color="#3465a4" draw:textarea-horizontal-align="justify" draw:textarea-vertical-align="top" draw:auto-grow-height="false" fo:min-height="6.75cm" fo:min-width="5.9cm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1.15cm" fo:min-width="2.3cm"/>
    </style:style>
    <style:style style:name="gr4" style:family="graphic" style:parent-style-name="standard">
      <style:graphic-properties svg:stroke-color="#000000" draw:fill-color="#bce4e5" draw:textarea-horizontal-align="justify" draw:textarea-vertical-align="middle" draw:auto-grow-height="false" fo:min-height="1.15cm" fo:min-width="2.3cm"/>
    </style:style>
    <style:style style:name="gr5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textarea-horizontal-align="justify" draw:textarea-vertical-align="top" draw:auto-grow-height="false" fo:min-height="8.55cm" fo:min-width="7.175cm"/>
    </style:style>
    <style:style style:name="gr8" style:family="graphic" style:parent-style-name="standard">
      <style:graphic-properties draw:textarea-horizontal-align="justify" draw:textarea-vertical-align="top" draw:auto-grow-height="false" fo:min-height="2.95cm" fo:min-width="5.175cm"/>
    </style:style>
    <style:style style:name="gr9" style:family="graphic" style:parent-style-name="standard">
      <style:graphic-properties svg:stroke-width="0.035cm" svg:stroke-color="#000000" draw:marker-start="Arrow" draw:marker-start-width="0.252cm" draw:marker-end-width="0.252cm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textarea-horizontal-align="justify" draw:textarea-vertical-align="top" draw:auto-grow-height="false" fo:min-height="10.35cm" fo:min-width="6.9cm"/>
    </style:style>
    <style:style style:name="gr11" style:family="graphic" style:parent-style-name="standard">
      <style:graphic-properties svg:stroke-width="0.053cm" svg:stroke-color="#000000" draw:marker-start="Arrow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atin Modern Mono Prop" fo:font-weight="bold" style:font-weight-asian="bold" style:font-weight-complex="bold"/>
    </style:style>
    <style:style style:name="P3" style:family="paragraph">
      <style:paragraph-properties fo:text-align="center"/>
      <style:text-properties style:font-name="Latin Modern Mono Prop"/>
    </style:style>
    <style:style style:name="P4" style:family="paragraph">
      <loext:graphic-properties draw:fill-color="#3465a4"/>
      <style:paragraph-properties fo:text-align="center"/>
      <style:text-properties style:font-name="Latin Modern Mono Prop"/>
    </style:style>
    <style:style style:name="P5" style:family="paragraph">
      <loext:graphic-properties draw:fill-color="#bce4e5"/>
      <style:paragraph-properties fo:text-align="center"/>
    </style:style>
    <style:style style:name="T1" style:family="text">
      <style:text-properties style:font-name="Latin Modern Mono Prop" fo:font-weight="bold" style:font-weight-asian="bold" style:font-weight-complex="bold"/>
    </style:style>
    <style:style style:name="T2" style:family="text">
      <style:text-properties style:font-name="Latin Modern Mono Prop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volené">
        <draw:g>
          <draw:custom-shape draw:style-name="gr1" draw:text-style-name="P2" draw:layer="layout" svg:width="13.775cm" svg:height="8.8cm" svg:x="5.4cm" svg:y="1.2cm">
            <text:p text:style-name="P1"><text:span text:style-name="T1">Lokálny počítač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6.4cm" svg:height="7cm" svg:x="11.625cm" svg:y="2.7cm">
            <text:p text:style-name="P3"><text:span text:style-name="T2">Databáza verzi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xml:id="id2" draw:id="id2" draw:layer="layout" svg:width="2.8cm" svg:height="1.4cm" svg:x="13.4cm" svg:y="4.2cm">
            <text:p text:style-name="P1">Verzia 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xml:id="id4" draw:id="id4" draw:layer="layout" svg:width="2.8cm" svg:height="1.4cm" svg:x="13.4cm" svg:y="7.8cm">
            <text:p text:style-name="P1">Verzia 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xml:id="id3" draw:id="id3" draw:layer="layout" svg:width="2.8cm" svg:height="1.4cm" svg:x="13.4cm" svg:y="6.001cm">
            <text:p text:style-name="P1">Verzia 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xml:id="id1" draw:id="id1" draw:layer="layout" svg:width="2.8cm" svg:height="1.4cm" svg:x="6cm" svg:y="4.2cm">
            <text:p text:style-name="P1">Súbor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1" draw:layer="layout" svg:x1="8.8cm" svg:y1="4.9cm" svg:x2="13.4cm" svg:y2="4.9cm" draw:start-shape="id1" draw:start-glue-point="1" draw:end-shape="id2" draw:end-glue-point="3" svg:d="M8800 4900h4600" svg:viewBox="0 0 4601 1">
            <text:p/>
          </draw:connector>
          <draw:connector draw:style-name="gr6" draw:text-style-name="P1" draw:layer="layout" svg:x1="14.8cm" svg:y1="5.6cm" svg:x2="14.8cm" svg:y2="6.001cm" draw:start-shape="id2" draw:start-glue-point="2" draw:end-shape="id3" draw:end-glue-point="0" svg:d="M14800 5600v401" svg:viewBox="0 0 1 402">
            <text:p/>
          </draw:connector>
          <draw:connector draw:style-name="gr6" draw:text-style-name="P1" draw:layer="layout" svg:x1="14.8cm" svg:y1="7.401cm" svg:x2="14.8cm" svg:y2="7.8cm" draw:start-shape="id3" draw:start-glue-point="2" draw:end-shape="id4" draw:end-glue-point="0" svg:d="M14800 7401v399" svg:viewBox="0 0 1 400">
            <text:p/>
          </draw:connector>
        </draw:g>
        <draw:custom-shape draw:style-name="gr7" draw:text-style-name="P2" draw:layer="layout" svg:width="7.675cm" svg:height="8.8cm" svg:x="11.5cm" svg:y="11.3cm">
          <text:p text:style-name="P1"><text:span text:style-name="T1">Vzdialený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8" draw:id="id8" draw:layer="layout" svg:width="6.4cm" svg:height="7cm" svg:x="12.137cm" svg:y="12.8cm">
          <text:p text:style-name="P3"><text:span text:style-name="T2">Databáza verzi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5" draw:id="id5" draw:layer="layout" svg:width="2.8cm" svg:height="1.4cm" svg:x="13.937cm" svg:y="14.3cm">
          <text:p text:style-name="P1">Verzia 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7" draw:id="id7" draw:layer="layout" svg:width="2.8cm" svg:height="1.4cm" svg:x="13.937cm" svg:y="17.9cm">
          <text:p text:style-name="P1">Verzia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6" draw:id="id6" draw:layer="layout" svg:width="2.8cm" svg:height="1.4cm" svg:x="13.937cm" svg:y="16.101cm">
          <text:p text:style-name="P1">Verzia 2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" draw:text-style-name="P2" draw:layer="layout" svg:width="5.675cm" svg:height="3.2cm" svg:x="4.532cm" svg:y="13cm">
            <text:p text:style-name="P1"><text:span text:style-name="T1">Počítač 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xml:id="id9" draw:id="id9" draw:layer="layout" svg:width="2.8cm" svg:height="1.4cm" svg:x="5.969cm" svg:y="14.3cm">
            <text:p text:style-name="P1">Súbor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6" draw:text-style-name="P1" draw:layer="layout" svg:x1="15.337cm" svg:y1="15.7cm" svg:x2="15.337cm" svg:y2="16.101cm" draw:start-shape="id5" draw:start-glue-point="2" draw:end-shape="id6" draw:end-glue-point="0" svg:d="M15337 15700v401" svg:viewBox="0 0 1 402">
          <text:p/>
        </draw:connector>
        <draw:connector draw:style-name="gr6" draw:text-style-name="P1" draw:layer="layout" svg:x1="15.337cm" svg:y1="17.501cm" svg:x2="15.337cm" svg:y2="17.9cm" draw:start-shape="id6" draw:start-glue-point="2" draw:end-shape="id7" draw:end-glue-point="0" svg:d="M15337 17501v399" svg:viewBox="0 0 1 400">
          <text:p/>
        </draw:connector>
        <draw:custom-shape draw:style-name="gr8" draw:text-style-name="P2" draw:layer="layout" svg:width="5.675cm" svg:height="3.2cm" svg:x="4.532cm" svg:y="13cm">
          <text:p text:style-name="P1"><text:span text:style-name="T1">Počítač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.8cm" svg:height="1.4cm" svg:x="5.969cm" svg:y="14.3cm">
          <text:p text:style-name="P1">Súb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5.675cm" svg:height="3.2cm" svg:x="4.532cm" svg:y="18.6cm">
          <text:p text:style-name="P1"><text:span text:style-name="T1">Počítač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.8cm" svg:height="1.4cm" svg:x="5.9cm" svg:y="19.9cm">
          <text:p text:style-name="P1">Súb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draw:line-skew="0.732cm" svg:x1="8.5cm" svg:y1="20.6cm" svg:x2="12.137cm" svg:y2="16.3cm" draw:end-shape="id8" draw:end-glue-point="3" svg:d="M8500 20600h2300v-4300h1337" svg:viewBox="0 0 3638 4301">
          <text:p/>
        </draw:connector>
        <draw:connector draw:style-name="gr9" draw:text-style-name="P1" draw:layer="layout" draw:line-skew="0.347cm" svg:x1="8.769cm" svg:y1="15cm" svg:x2="12.137cm" svg:y2="16.3cm" draw:start-shape="id9" draw:start-glue-point="1" draw:end-shape="id8" draw:end-glue-point="3" svg:d="M8769 15000h2031v1300h1337" svg:viewBox="0 0 3369 1301">
          <text:p/>
        </draw:connector>
      </draw:page>
      <draw:page draw:name="page2" draw:style-name="dp1" draw:master-page-name="Predvolené">
        <draw:g xml:id="id23" draw:id="id23">
          <draw:custom-shape draw:style-name="gr10" draw:text-style-name="P2" draw:layer="layout" svg:width="7.4cm" svg:height="10.6cm" svg:x="1.2cm" svg:y="16.2cm">
            <text:p text:style-name="P1"><text:span text:style-name="T1">Lokálny počítač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xml:id="id11" draw:id="id11" draw:layer="layout" svg:width="6.4cm" svg:height="7cm" svg:x="1.7cm" svg:y="19.4cm">
            <text:p text:style-name="P3"><text:span text:style-name="T2">Databáza verzi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xml:id="id12" draw:id="id12" draw:layer="layout" svg:width="2.8cm" svg:height="1.4cm" svg:x="3.5cm" svg:y="20.9cm">
            <text:p text:style-name="P1">Verzia 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xml:id="id14" draw:id="id14" draw:layer="layout" svg:width="2.8cm" svg:height="1.4cm" svg:x="3.5cm" svg:y="24.5cm">
            <text:p text:style-name="P1">Verzia 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xml:id="id13" draw:id="id13" draw:layer="layout" svg:width="2.8cm" svg:height="1.4cm" svg:x="3.5cm" svg:y="22.701cm">
            <text:p text:style-name="P1">Verzia 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xml:id="id10" draw:id="id10" draw:layer="layout" svg:width="2.8cm" svg:height="1.4cm" svg:x="3.5cm" svg:y="17.4cm">
            <text:p text:style-name="P1">Súbor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1" draw:layer="layout" svg:x1="4.9cm" svg:y1="18.8cm" svg:x2="4.9cm" svg:y2="19.4cm" draw:start-shape="id10" draw:start-glue-point="2" draw:end-shape="id11" draw:end-glue-point="0" svg:d="M4900 18800v600" svg:viewBox="0 0 1 601">
            <text:p/>
          </draw:connector>
          <draw:connector draw:style-name="gr6" draw:text-style-name="P1" draw:layer="layout" svg:x1="4.9cm" svg:y1="22.3cm" svg:x2="4.9cm" svg:y2="22.701cm" draw:start-shape="id12" draw:start-glue-point="2" draw:end-shape="id13" draw:end-glue-point="0" svg:d="M4900 22300v401" svg:viewBox="0 0 1 402">
            <text:p/>
          </draw:connector>
          <draw:connector draw:style-name="gr6" draw:text-style-name="P1" draw:layer="layout" svg:x1="4.9cm" svg:y1="24.101cm" svg:x2="4.9cm" svg:y2="24.5cm" draw:start-shape="id13" draw:start-glue-point="2" draw:end-shape="id14" draw:end-glue-point="0" svg:d="M4900 24101v399" svg:viewBox="0 0 1 400">
            <text:p/>
          </draw:connector>
        </draw:g>
        <draw:custom-shape draw:style-name="gr7" draw:text-style-name="P2" xml:id="id25" draw:id="id25" draw:layer="layout" svg:width="7.675cm" svg:height="8.8cm" svg:x="6.425cm" svg:y="1.7cm">
          <text:p text:style-name="P1"><text:span text:style-name="T1">Vzdialený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6.4cm" svg:height="7cm" svg:x="7.062cm" svg:y="3.2cm">
          <text:p text:style-name="P3"><text:span text:style-name="T2">Databáza verzi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5" draw:id="id15" draw:layer="layout" svg:width="2.8cm" svg:height="1.4cm" svg:x="8.862cm" svg:y="4.7cm">
          <text:p text:style-name="P1">Verzia 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7" draw:id="id17" draw:layer="layout" svg:width="2.8cm" svg:height="1.4cm" svg:x="8.862cm" svg:y="8.3cm">
          <text:p text:style-name="P1">Verzia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6" draw:id="id16" draw:layer="layout" svg:width="2.8cm" svg:height="1.4cm" svg:x="8.862cm" svg:y="6.501cm">
          <text:p text:style-name="P1">Verzia 2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0.262cm" svg:y1="6.1cm" svg:x2="10.262cm" svg:y2="6.501cm" draw:start-shape="id15" draw:start-glue-point="2" draw:end-shape="id16" draw:end-glue-point="0" svg:d="M10262 6100v401" svg:viewBox="0 0 1 402">
          <text:p/>
        </draw:connector>
        <draw:connector draw:style-name="gr6" draw:text-style-name="P1" draw:layer="layout" svg:x1="10.262cm" svg:y1="7.901cm" svg:x2="10.262cm" svg:y2="8.3cm" draw:start-shape="id16" draw:start-glue-point="2" draw:end-shape="id17" draw:end-glue-point="0" svg:d="M10262 7901v399" svg:viewBox="0 0 1 400">
          <text:p/>
        </draw:connector>
        <draw:g xml:id="id24" draw:id="id24">
          <draw:custom-shape draw:style-name="gr10" draw:text-style-name="P2" draw:layer="layout" svg:width="7.4cm" svg:height="10.6cm" svg:x="12.1cm" svg:y="16.2cm">
            <text:p text:style-name="P1"><text:span text:style-name="T1">Lokálny počítač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xml:id="id19" draw:id="id19" draw:layer="layout" svg:width="6.4cm" svg:height="7cm" svg:x="12.6cm" svg:y="19.4cm">
            <text:p text:style-name="P3"><text:span text:style-name="T2">Databáza verzi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xml:id="id20" draw:id="id20" draw:layer="layout" svg:width="2.8cm" svg:height="1.4cm" svg:x="14.4cm" svg:y="20.9cm">
            <text:p text:style-name="P1">Verzia 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xml:id="id22" draw:id="id22" draw:layer="layout" svg:width="2.8cm" svg:height="1.4cm" svg:x="14.4cm" svg:y="24.5cm">
            <text:p text:style-name="P1">Verzia 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xml:id="id21" draw:id="id21" draw:layer="layout" svg:width="2.8cm" svg:height="1.4cm" svg:x="14.4cm" svg:y="22.701cm">
            <text:p text:style-name="P1">Verzia 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xml:id="id18" draw:id="id18" draw:layer="layout" svg:width="2.8cm" svg:height="1.4cm" svg:x="14.4cm" svg:y="17.4cm">
            <text:p text:style-name="P1">Súbor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1" draw:layer="layout" svg:x1="15.8cm" svg:y1="18.8cm" svg:x2="15.8cm" svg:y2="19.4cm" draw:start-shape="id18" draw:start-glue-point="2" draw:end-shape="id19" draw:end-glue-point="0" svg:d="M15800 18800v600" svg:viewBox="0 0 1 601">
            <text:p/>
          </draw:connector>
          <draw:connector draw:style-name="gr6" draw:text-style-name="P1" draw:layer="layout" svg:x1="15.8cm" svg:y1="22.3cm" svg:x2="15.8cm" svg:y2="22.701cm" draw:start-shape="id20" draw:start-glue-point="2" draw:end-shape="id21" draw:end-glue-point="0" svg:d="M15800 22300v401" svg:viewBox="0 0 1 402">
            <text:p/>
          </draw:connector>
          <draw:connector draw:style-name="gr6" draw:text-style-name="P1" draw:layer="layout" svg:x1="15.8cm" svg:y1="24.101cm" svg:x2="15.8cm" svg:y2="24.5cm" draw:start-shape="id21" draw:start-glue-point="2" draw:end-shape="id22" draw:end-glue-point="0" svg:d="M15800 24101v399" svg:viewBox="0 0 1 400">
            <text:p/>
          </draw:connector>
        </draw:g>
        <draw:connector draw:style-name="gr11" draw:text-style-name="P1" draw:layer="layout" svg:x1="8.6cm" svg:y1="21.5cm" svg:x2="12.1cm" svg:y2="21.5cm" draw:start-shape="id23" draw:start-glue-point="1" draw:end-shape="id24" draw:end-glue-point="3" svg:d="M8600 21500h3500" svg:viewBox="0 0 3501 1">
          <text:p/>
        </draw:connector>
        <draw:connector draw:style-name="gr11" draw:text-style-name="P1" draw:layer="layout" svg:x1="10.262cm" svg:y1="10.5cm" svg:x2="4.9cm" svg:y2="16.2cm" draw:start-shape="id25" draw:start-glue-point="2" draw:end-shape="id23" svg:d="M10262 10500v2850h-5362v2850" svg:viewBox="0 0 5363 5701">
          <text:p/>
        </draw:connector>
        <draw:connector draw:style-name="gr12" draw:text-style-name="P1" draw:layer="layout" svg:x1="10.262cm" svg:y1="10.5cm" svg:x2="15.8cm" svg:y2="16.2cm" draw:start-shape="id25" draw:end-shape="id24" svg:d="M10262 10500v2850h5538v2850" svg:viewBox="0 0 5539 5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 Prop" svg:font-family="'Latin Modern Mono Prop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volené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12:55:46.892082147</meta:creation-date>
    <dc:date>2020-05-02T13:21:05.173725697</dc:date>
    <meta:editing-duration>PT3M56S</meta:editing-duration>
    <meta:editing-cycles>2</meta:editing-cycles>
    <meta:generator>LibreOffice/6.0.7.3$Linux_X86_64 LibreOffice_project/00m0$Build-3</meta:generator>
    <meta:document-statistic meta:object-count="56"/>
  </office:meta>
</office:document-meta>
</file>